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6666ff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6666ff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4b1f6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4b1f6f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1cm" svg:stroke-color="#6666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6666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15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6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svg:stroke-color="#99ff66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objectwithoutfill">
      <style:graphic-properties draw:marker-end="Arrow" draw:marker-end-width="0.3cm" draw:fill="none"/>
    </style:style>
    <style:style style:name="gr21" style:family="graphic" style:parent-style-name="objectwithoutfill">
      <style:graphic-properties draw:fill="none"/>
    </style:style>
    <style:style style:name="gr22" style:family="graphic" style:parent-style-name="standard">
      <style:graphic-properties draw:textarea-vertical-align="middle" draw:auto-grow-height="false" fo:min-height="0.749cm" fo:min-width="0.49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svg:stroke-color="#000000" draw:fill="none" draw:fill-color="#ffffff" fo:min-height="3.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2.8cm" svg:y1="18.6cm" svg:x2="23.1cm" svg:y2="18.2cm">
          <text:p text:style-name="P1"/>
        </draw:line>
        <draw:line draw:style-name="gr2" draw:text-style-name="P1" draw:layer="layout" svg:x1="22.8cm" svg:y1="18.6cm" svg:x2="22.5cm" svg:y2="18.2cm">
          <text:p/>
        </draw:line>
        <draw:custom-shape draw:style-name="gr3" draw:text-style-name="P1" draw:layer="layout" svg:width="13.3cm" svg:height="10.1cm" svg:x="1cm" svg:y="1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1" draw:layer="layout" svg:width="3.7cm" svg:height="3.7cm" svg:x="18.5cm" svg:y="16.3cm">
            <text:p/>
            <draw:enhanced-geometry svg:viewBox="0 0 21600 21600" draw:path-stretchpoint-x="10800" draw:path-stretchpoint-y="10800" draw:text-areas="?f3 ?f4 ?f5 ?f6" draw:type="round-rectangle" draw:modifiers="1331.8150256908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custom-shape draw:style-name="gr5" draw:text-style-name="P1" draw:layer="layout" svg:width="0.387cm" svg:height="0.387cm" svg:x="18.61cm" svg:y="16.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19.052cm" svg:y="16.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19.494cm" svg:y="16.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6cm" svg:height="0.387cm" svg:x="19.936cm" svg:y="16.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6cm" svg:height="0.387cm" svg:x="20.378cm" svg:y="16.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20.819cm" svg:y="16.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21.261cm" svg:y="16.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21.703cm" svg:y="16.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5" draw:text-style-name="P1" draw:layer="layout" svg:width="0.387cm" svg:height="0.387cm" svg:x="18.61cm" svg:y="16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19.052cm" svg:y="16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19.494cm" svg:y="16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6cm" svg:height="0.387cm" svg:x="19.936cm" svg:y="16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6cm" svg:height="0.387cm" svg:x="20.378cm" svg:y="16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20.819cm" svg:y="16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21.261cm" svg:y="16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21.703cm" svg:y="16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5" draw:text-style-name="P1" draw:layer="layout" svg:width="0.387cm" svg:height="0.387cm" svg:x="18.61cm" svg:y="17.2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19.052cm" svg:y="17.2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19.494cm" svg:y="17.2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6cm" svg:height="0.387cm" svg:x="19.936cm" svg:y="17.2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6cm" svg:height="0.387cm" svg:x="20.378cm" svg:y="17.2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20.819cm" svg:y="17.2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21.261cm" svg:y="17.2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21.703cm" svg:y="17.2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5" draw:text-style-name="P1" draw:layer="layout" svg:width="0.387cm" svg:height="0.386cm" svg:x="18.61cm" svg:y="17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6cm" svg:x="19.052cm" svg:y="17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6cm" svg:x="19.494cm" svg:y="17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6cm" svg:height="0.386cm" svg:x="19.936cm" svg:y="17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6cm" svg:height="0.386cm" svg:x="20.378cm" svg:y="17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6cm" svg:x="20.819cm" svg:y="17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6cm" svg:x="21.261cm" svg:y="17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6cm" svg:x="21.703cm" svg:y="17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5" draw:text-style-name="P1" draw:layer="layout" svg:width="0.387cm" svg:height="0.386cm" svg:x="18.61cm" svg:y="18.1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6cm" svg:x="19.052cm" svg:y="18.1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6cm" svg:x="19.494cm" svg:y="18.1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6cm" svg:height="0.386cm" svg:x="19.936cm" svg:y="18.1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6cm" svg:height="0.386cm" svg:x="20.378cm" svg:y="18.1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6cm" svg:x="20.819cm" svg:y="18.1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6cm" svg:x="21.261cm" svg:y="18.1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6cm" svg:x="21.703cm" svg:y="18.1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5" draw:text-style-name="P1" draw:layer="layout" svg:width="0.387cm" svg:height="0.387cm" svg:x="18.61cm" svg:y="18.6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19.052cm" svg:y="18.6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19.494cm" svg:y="18.6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6cm" svg:height="0.387cm" svg:x="19.936cm" svg:y="18.6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6cm" svg:height="0.387cm" svg:x="20.378cm" svg:y="18.6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20.819cm" svg:y="18.6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21.261cm" svg:y="18.6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21.703cm" svg:y="18.6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5" draw:text-style-name="P1" draw:layer="layout" svg:width="0.387cm" svg:height="0.387cm" svg:x="18.61cm" svg:y="19.0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19.052cm" svg:y="19.0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19.494cm" svg:y="19.0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6cm" svg:height="0.387cm" svg:x="19.936cm" svg:y="19.0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6cm" svg:height="0.387cm" svg:x="20.378cm" svg:y="19.0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20.819cm" svg:y="19.0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21.261cm" svg:y="19.0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21.703cm" svg:y="19.0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5" draw:text-style-name="P1" draw:layer="layout" svg:width="0.387cm" svg:height="0.387cm" svg:x="18.61cm" svg:y="19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19.052cm" svg:y="19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19.494cm" svg:y="19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6cm" svg:height="0.387cm" svg:x="19.936cm" svg:y="19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6cm" svg:height="0.387cm" svg:x="20.378cm" svg:y="19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20.819cm" svg:y="19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21.261cm" svg:y="19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387cm" svg:height="0.387cm" svg:x="21.703cm" svg:y="19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custom-shape draw:style-name="gr6" draw:text-style-name="P1" draw:layer="layout" svg:width="1.8cm" svg:height="1.7cm" svg:x="11.2cm" svg:y="19cm">
          <text:p text:style-name="P1">PC</text:p>
          <text:p text:style-name="P1">(0-7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13cm" svg:y1="19.9cm" svg:x2="14.5cm" svg:y2="19.9cm">
          <text:p/>
        </draw:line>
        <draw:line draw:style-name="gr8" draw:text-style-name="P1" draw:layer="layout" svg:x1="17.4cm" svg:y1="16.7cm" svg:x2="18.5cm" svg:y2="16.7cm">
          <text:p/>
        </draw:line>
        <draw:line draw:style-name="gr9" draw:text-style-name="P1" draw:layer="layout" svg:x1="17cm" svg:y1="18.4cm" svg:x2="17cm" svg:y2="17.4cm">
          <text:p/>
        </draw:line>
        <draw:line draw:style-name="gr2" draw:text-style-name="P1" draw:layer="layout" svg:x1="22.8cm" svg:y1="21.5cm" svg:x2="22.8cm" svg:y2="18.2cm">
          <text:p/>
        </draw:line>
        <draw:custom-shape draw:style-name="gr10" draw:text-style-name="P1" draw:layer="layout" svg:width="1.9cm" svg:height="0.9cm" draw:transform="rotate (1.5707963267949) translate (14.5cm 21.2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6" draw:text-style-name="P1" draw:layer="layout" svg:width="3.8cm" svg:height="1.7cm" svg:x="24.2cm" svg:y="17.4cm">
          <text:p text:style-name="P1">Instruction</text:p>
          <text:p text:style-name="P1">Regi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2cm" svg:height="0.9cm" draw:transform="rotate (1.5707963267949) translate (8.8cm 20.9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0" draw:text-style-name="P1" draw:layer="layout" svg:width="2cm" svg:height="0.9cm" draw:transform="rotate (1.5707963267949) translate (16.5cm 17.6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line draw:style-name="gr7" draw:text-style-name="P1" draw:layer="layout" svg:x1="15.4cm" svg:y1="20.3cm" svg:x2="16.5cm" svg:y2="20.3cm">
          <text:p/>
        </draw:line>
        <draw:line draw:style-name="gr11" draw:text-style-name="P1" draw:layer="layout" svg:x1="1.5cm" svg:y1="2.1cm" svg:x2="4.7cm" svg:y2="2.1cm">
          <text:p text:style-name="P1">8 Bit</text:p>
          <text:p text:style-name="P1">Data bus</text:p>
        </draw:line>
        <draw:line draw:style-name="gr12" draw:text-style-name="P1" draw:layer="layout" svg:x1="5.9cm" svg:y1="2.1cm" svg:x2="9.3cm" svg:y2="2.1cm">
          <text:p text:style-name="P1">3 Bit</text:p>
          <text:p text:style-name="P1">Address bus</text:p>
        </draw:line>
        <draw:line draw:style-name="SignalArrows" draw:text-style-name="P1" draw:layer="layout" svg:x1="1.4cm" svg:y1="4cm" svg:x2="5.4cm" svg:y2="4cm">
          <text:p text:style-name="P1">Single Wire</text:p>
        </draw:line>
        <draw:line draw:style-name="gr7" draw:text-style-name="P1" draw:layer="layout" svg:x1="9.7cm" svg:y1="19.9cm" svg:x2="11.2cm" svg:y2="19.9cm">
          <text:p/>
        </draw:line>
        <draw:line draw:style-name="gr8" draw:text-style-name="P1" draw:layer="layout" svg:x1="22.2cm" svg:y1="18.2cm" svg:x2="24.2cm" svg:y2="18.2cm">
          <text:p/>
        </draw:line>
        <draw:line draw:style-name="gr7" draw:text-style-name="P1" draw:layer="layout" svg:x1="7.1cm" svg:y1="19.4cm" svg:x2="8.8cm" svg:y2="19.4cm">
          <text:p/>
        </draw:line>
        <draw:line draw:style-name="gr2" draw:text-style-name="P1" draw:layer="layout" svg:x1="7.6cm" svg:y1="21.5cm" svg:x2="7.6cm" svg:y2="20.5cm">
          <text:p/>
        </draw:line>
        <draw:line draw:style-name="gr2" draw:text-style-name="P1" draw:layer="layout" svg:x1="22.8cm" svg:y1="21.5cm" svg:x2="7.6cm" svg:y2="21.5cm">
          <text:p/>
        </draw:line>
        <draw:custom-shape draw:style-name="gr13" draw:text-style-name="P1" draw:layer="layout" svg:width="6cm" svg:height="2.5cm" svg:x="31.8cm" svg:y="16.9cm">
          <text:p text:style-name="P1">De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28cm" svg:y1="18.2cm" svg:x2="31.8cm" svg:y2="18.2cm">
          <text:p/>
        </draw:line>
        <draw:custom-shape draw:style-name="gr6" draw:text-style-name="P1" draw:layer="layout" svg:width="33.2cm" svg:height="3cm" svg:x="6.7cm" svg:y="25.7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8cm" svg:height="1.7cm" svg:x="25.8cm" svg:y="9.5cm">
          <text:p text:style-name="P1">Main</text:p>
          <text:p text:style-name="P1">Regi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2cm" svg:height="0.9cm" draw:transform="rotate (1.5707963267949) translate (23.8cm 11.3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line draw:style-name="gr8" draw:text-style-name="P1" draw:layer="layout" svg:x1="24.7cm" svg:y1="10.3cm" svg:x2="25.8cm" svg:y2="10.3cm">
          <text:p/>
        </draw:line>
        <draw:g>
          <draw:custom-shape draw:style-name="gr14" draw:text-style-name="P1" draw:layer="layout" svg:width="4.7cm" svg:height="1.7cm" draw:transform="rotate (1.5707963267949) translate (33cm 14cm)">
            <text:p text:style-name="P1">ALU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5" draw:text-style-name="P1" draw:layer="layout" svg:width="1.6cm" svg:height="1cm" draw:transform="rotate (-1.5707963267949) translate (33.5cm 10.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8" draw:text-style-name="P1" draw:layer="layout" svg:x1="29.6cm" svg:y1="10.3cm" svg:x2="33cm" svg:y2="10.3cm">
          <text:p/>
        </draw:line>
        <draw:line draw:style-name="gr8" draw:text-style-name="P1" draw:layer="layout" svg:x1="22.6cm" svg:y1="13.1cm" svg:x2="32.9cm" svg:y2="13.1cm">
          <text:p/>
        </draw:line>
        <draw:line draw:style-name="gr8" draw:text-style-name="P1" draw:layer="layout" svg:x1="22.6cm" svg:y1="9.7cm" svg:x2="23.8cm" svg:y2="9.7cm">
          <text:p/>
        </draw:line>
        <draw:line draw:style-name="gr16" draw:text-style-name="P1" draw:layer="layout" svg:x1="37.4cm" svg:y1="11.6cm" svg:x2="37.4cm" svg:y2="8.8cm">
          <text:p/>
        </draw:line>
        <draw:line draw:style-name="gr16" draw:text-style-name="P1" draw:layer="layout" svg:x1="37.4cm" svg:y1="8.8cm" svg:x2="22.6cm" svg:y2="8.8cm">
          <text:p/>
        </draw:line>
        <draw:line draw:style-name="gr16" draw:text-style-name="P1" draw:layer="layout" svg:x1="34.7cm" svg:y1="11.6cm" svg:x2="37.4cm" svg:y2="11.6cm">
          <text:p/>
        </draw:line>
        <draw:line draw:style-name="gr16" draw:text-style-name="P1" draw:layer="layout" svg:x1="22.6cm" svg:y1="9.7cm" svg:x2="22.6cm" svg:y2="8.8cm">
          <text:p/>
        </draw:line>
        <draw:line draw:style-name="gr17" draw:text-style-name="P1" draw:layer="layout" svg:x1="10.9cm" svg:y1="2.2cm" svg:x2="14.1cm" svg:y2="2.2cm">
          <text:p text:style-name="P1">Other</text:p>
          <text:p text:style-name="P1">Bus</text:p>
        </draw:line>
        <draw:line draw:style-name="gr17" draw:text-style-name="P1" draw:layer="layout" svg:x1="33.9cm" svg:y1="16.9cm" svg:x2="33.9cm" svg:y2="13.4cm">
          <text:p text:style-name="P1">ALU</text:p>
          <text:p text:style-name="P1">Operation</text:p>
        </draw:line>
        <draw:line draw:style-name="gr8" draw:text-style-name="P1" draw:layer="layout" svg:x1="22.6cm" svg:y1="10.9cm" svg:x2="23.8cm" svg:y2="10.9cm">
          <text:p/>
        </draw:line>
        <draw:line draw:style-name="gr16" draw:text-style-name="P1" draw:layer="layout" svg:x1="22.6cm" svg:y1="18.2cm" svg:x2="22.6cm" svg:y2="10.9cm">
          <text:p/>
        </draw:line>
        <draw:g>
          <draw:custom-shape draw:style-name="gr14" draw:text-style-name="P1" draw:layer="layout" svg:width="4.7cm" svg:height="1.7cm" draw:transform="rotate (1.5707963267949) translate (34.9cm 7.9cm)">
            <text:p text:style-name="P1">Comparator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5" draw:text-style-name="P1" draw:layer="layout" svg:width="1.6cm" svg:height="1cm" draw:transform="rotate (-1.5707963267949) translate (35.4cm 4.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8" draw:text-style-name="P1" draw:layer="layout" svg:x1="30.3cm" svg:y1="4.4cm" svg:x2="34.9cm" svg:y2="4.4cm">
          <text:p/>
        </draw:line>
        <draw:line draw:style-name="gr8" draw:text-style-name="P1" draw:layer="layout" svg:x1="31.3cm" svg:y1="7.1cm" svg:x2="34.9cm" svg:y2="7.1cm">
          <text:p/>
        </draw:line>
        <draw:line draw:style-name="gr16" draw:text-style-name="P1" draw:layer="layout" svg:x1="31.3cm" svg:y1="13.1cm" svg:x2="31.3cm" svg:y2="7.1cm">
          <text:p/>
        </draw:line>
        <draw:line draw:style-name="gr16" draw:text-style-name="P1" draw:layer="layout" svg:x1="30.3cm" svg:y1="10.3cm" svg:x2="30.3cm" svg:y2="4.4cm">
          <text:p/>
        </draw:line>
        <draw:line draw:style-name="gr7" draw:text-style-name="P1" draw:layer="layout" svg:x1="7.6cm" svg:y1="20.5cm" svg:x2="8.825cm" svg:y2="20.487cm">
          <text:p/>
        </draw:line>
        <draw:line draw:style-name="gr2" draw:text-style-name="P1" draw:layer="layout" svg:x1="7.1cm" svg:y1="22.2cm" svg:x2="7.1cm" svg:y2="19.4cm">
          <text:p/>
        </draw:line>
        <draw:line draw:style-name="gr2" draw:text-style-name="P1" draw:layer="layout" svg:x1="32.3cm" svg:y1="22.2cm" svg:x2="7.1cm" svg:y2="22.2cm">
          <text:p/>
        </draw:line>
        <draw:line draw:style-name="gr2" draw:text-style-name="P1" draw:layer="layout" svg:x1="32.3cm" svg:y1="22.2cm" svg:x2="32.3cm" svg:y2="19.4cm">
          <text:p/>
        </draw:line>
        <draw:line draw:style-name="gr7" draw:text-style-name="P1" draw:layer="layout" svg:x1="13.5cm" svg:y1="20.9cm" svg:x2="14.5cm" svg:y2="20.9cm">
          <text:p/>
        </draw:line>
        <draw:line draw:style-name="gr2" draw:text-style-name="P1" draw:layer="layout" svg:x1="13.5cm" svg:y1="22.2cm" svg:x2="13.5cm" svg:y2="20.9cm">
          <text:p/>
        </draw:line>
        <draw:line draw:style-name="gr17" draw:text-style-name="P1" draw:layer="layout" svg:x1="35.8cm" svg:y1="16.9cm" svg:x2="35.8cm" svg:y2="7.3cm">
          <text:p text:style-name="P1">Comparison</text:p>
          <text:p text:style-name="P1">Operation</text:p>
        </draw:line>
        <draw:line draw:style-name="gr8" draw:text-style-name="P1" draw:layer="layout" svg:x1="15cm" svg:y1="16.1cm" svg:x2="16.5cm" svg:y2="16.1cm">
          <text:p/>
        </draw:line>
        <draw:line draw:style-name="gr16" draw:text-style-name="P1" draw:layer="layout" svg:x1="15cm" svg:y1="16.1cm" svg:x2="15cm" svg:y2="6.9cm">
          <text:p/>
        </draw:line>
        <draw:line draw:style-name="gr16" draw:text-style-name="P1" draw:layer="layout" svg:x1="30.3cm" svg:y1="6.9cm" svg:x2="15cm" svg:y2="6.9cm">
          <text:p/>
        </draw:line>
        <draw:custom-shape draw:style-name="gr18" draw:text-style-name="P1" draw:layer="layout" svg:width="5.7cm" svg:height="1.3cm" svg:x="1.9cm" svg:y="13.7cm">
          <text:p text:style-name="P1">Data ent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5.7cm" svg:height="1.4cm" svg:x="1.9cm" svg:y="15.6cm">
          <text:p text:style-name="P1">Address ent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4.1cm" svg:y1="17cm" svg:x2="16.5cm" svg:y2="17cm">
          <text:p/>
        </draw:line>
        <draw:line draw:style-name="gr7" draw:text-style-name="P1" draw:layer="layout" svg:x1="13.6cm" svg:y1="19.1cm" svg:x2="16.5cm" svg:y2="19.1cm">
          <text:p/>
        </draw:line>
        <draw:line draw:style-name="gr16" draw:text-style-name="P1" draw:layer="layout" svg:x1="14.1cm" svg:y1="14.3cm" svg:x2="7.6cm" svg:y2="14.3cm">
          <text:p/>
        </draw:line>
        <draw:line draw:style-name="gr16" draw:text-style-name="P1" draw:layer="layout" svg:x1="14.1cm" svg:y1="14.3cm" svg:x2="14.1cm" svg:y2="17cm">
          <text:p/>
        </draw:line>
        <draw:custom-shape draw:style-name="gr10" draw:text-style-name="P1" draw:layer="layout" svg:width="1.9cm" svg:height="0.9cm" draw:transform="rotate (1.5707963267949) translate (16.5cm 20.6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line draw:style-name="gr7" draw:text-style-name="P1" draw:layer="layout" svg:x1="17.4cm" svg:y1="19.6cm" svg:x2="18.5cm" svg:y2="19.6cm">
          <text:p/>
        </draw:line>
        <draw:line draw:style-name="gr2" draw:text-style-name="P1" draw:layer="layout" svg:x1="13.6cm" svg:y1="16.3cm" svg:x2="7.6cm" svg:y2="16.3cm">
          <text:p/>
        </draw:line>
        <draw:line draw:style-name="gr2" draw:text-style-name="P1" draw:layer="layout" svg:x1="13.6cm" svg:y1="16.3cm" svg:x2="13.6cm" svg:y2="19.1cm">
          <text:p/>
        </draw:line>
        <draw:line draw:style-name="gr9" draw:text-style-name="P1" draw:layer="layout" svg:x1="17cm" svg:y1="21.2cm" svg:x2="17cm" svg:y2="20.4cm">
          <text:p/>
        </draw:line>
        <draw:line draw:style-name="gr19" draw:text-style-name="P1" draw:layer="layout" svg:x1="17.7cm" svg:y1="21.2cm" svg:x2="17cm" svg:y2="21.2cm">
          <text:p/>
        </draw:line>
        <draw:line draw:style-name="gr19" draw:text-style-name="P1" draw:layer="layout" svg:x1="17.7cm" svg:y1="18.4cm" svg:x2="17.7cm" svg:y2="21.2cm">
          <text:p/>
        </draw:line>
        <draw:line draw:style-name="gr19" draw:text-style-name="P1" draw:layer="layout" svg:x1="17cm" svg:y1="18.4cm" svg:x2="17.7cm" svg:y2="18.4cm">
          <text:p/>
        </draw:line>
        <draw:line draw:style-name="gr19" draw:text-style-name="P1" draw:layer="layout" svg:x1="7.6cm" svg:y1="18.4cm" svg:x2="17cm" svg:y2="18.4cm">
          <text:p/>
        </draw:line>
        <draw:custom-shape draw:style-name="gr18" draw:text-style-name="P1" draw:layer="layout" svg:width="5.7cm" svg:height="1.5cm" svg:x="1.9cm" svg:y="17.6cm">
          <text:p text:style-name="P1">User mode en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4.9cm" svg:height="1.7cm" svg:x="6.9cm" svg:y="3.4cm">
          <text:p text:style-name="P1">Operator</text:p>
          <text:p text:style-name="P1">in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6.6cm" svg:height="1.7cm" svg:x="6.1cm" svg:y="5.4cm">
          <text:p text:style-name="P1">Functional Unit </text:p>
          <text:p text:style-name="P1">(Sequential, Clocked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2cm" svg:height="0.9cm" draw:transform="rotate (1.5707963267949) translate (2.7cm 6.9cm)">
          <text:p text:style-name="P1">Mux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line draw:style-name="gr20" draw:text-style-name="P1" draw:layer="layout" svg:x1="4.9cm" svg:y1="27.9cm" svg:x2="6.7cm" svg:y2="27.9cm">
          <text:p/>
        </draw:line>
        <draw:custom-shape draw:style-name="gr18" draw:text-style-name="P1" draw:layer="layout" svg:width="2.1cm" svg:height="1.5cm" svg:x="1.1cm" svg:y="26cm">
          <text:p text:style-name="P1">Ru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2.1cm" svg:height="1.5cm" svg:x="2.8cm" svg:y="27.1cm">
          <text:p text:style-name="P1">Ste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0.1cm" svg:y1="24.6cm" svg:x2="20.1cm" svg:y2="23.6cm">
          <text:p/>
        </draw:line>
        <draw:custom-shape draw:style-name="gr18" draw:text-style-name="P1" draw:layer="layout" svg:width="2.1cm" svg:height="1.5cm" svg:x="4.3cm" svg:y="23.8cm">
          <text:p text:style-name="P1">Wri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3.2cm" svg:y1="26.7cm" svg:x2="6.7cm" svg:y2="26.7cm">
          <text:p/>
        </draw:line>
        <draw:custom-shape draw:style-name="gr10" draw:text-style-name="P1" draw:layer="layout" svg:width="1.9cm" svg:height="0.9cm" draw:transform="rotate (-3.14159265358979) translate (20.6cm 23.6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line draw:style-name="SignalArrows" draw:text-style-name="P1" draw:layer="layout" svg:x1="19.6cm" svg:y1="22.7cm" svg:x2="19.6cm" svg:y2="20cm">
          <text:p text:style-name="P1">RAM WEN</text:p>
        </draw:line>
        <draw:line draw:style-name="gr19" draw:text-style-name="P1" draw:layer="layout" svg:x1="26.2cm" svg:y1="24.6cm" svg:x2="20.1cm" svg:y2="24.6cm">
          <text:p/>
        </draw:line>
        <draw:line draw:style-name="gr20" draw:text-style-name="P1" draw:layer="layout" svg:x1="17.7cm" svg:y1="23.1cm" svg:x2="18.9cm" svg:y2="23.1cm">
          <text:p/>
        </draw:line>
        <draw:line draw:style-name="gr19" draw:text-style-name="P1" draw:layer="layout" svg:x1="17.7cm" svg:y1="21.2cm" svg:x2="17.7cm" svg:y2="23.1cm">
          <text:p/>
        </draw:line>
        <draw:line draw:style-name="SignalArrows" draw:text-style-name="P1" draw:layer="layout" svg:x1="15cm" svg:y1="25.7cm" svg:x2="15cm" svg:y2="21cm">
          <text:p text:style-name="P1">Address select</text:p>
        </draw:line>
        <draw:line draw:style-name="SignalArrows" draw:text-style-name="P1" draw:layer="layout" svg:x1="24.3cm" svg:y1="15.1cm" svg:x2="24.3cm" svg:y2="11.1cm">
          <text:p text:style-name="P1">Main Reg</text:p>
          <text:p text:style-name="P1">Source select</text:p>
        </draw:line>
        <draw:line draw:style-name="SignalArrows" draw:text-style-name="P1" draw:layer="layout" svg:x1="9.3cm" svg:y1="25.7cm" svg:x2="9.3cm" svg:y2="20.7cm">
          <text:p text:style-name="P1"><text:span text:style-name="T1">PC Load source</text:span></text:p>
        </draw:line>
        <draw:line draw:style-name="SignalArrows" draw:text-style-name="P1" draw:layer="layout" svg:x1="11.9cm" svg:y1="25.7cm" svg:x2="11.9cm" svg:y2="20.7cm">
          <text:p text:style-name="P1"><text:span text:style-name="T1">PC Load</text:span></text:p>
        </draw:line>
        <draw:line draw:style-name="SignalArrows" draw:text-style-name="P1" draw:layer="layout" svg:x1="12.4cm" svg:y1="25.7cm" svg:x2="12.4cm" svg:y2="20.7cm">
          <text:p text:style-name="P1"><text:span text:style-name="T1">PC Step</text:span></text:p>
        </draw:line>
        <draw:line draw:style-name="SignalArrows" draw:text-style-name="P1" draw:layer="layout" svg:x1="25.1cm" svg:y1="25.7cm" svg:x2="25.1cm" svg:y2="19.1cm">
          <text:p text:style-name="P1">INSTR REG WEN</text:p>
        </draw:line>
        <draw:line draw:style-name="SignalArrows" draw:text-style-name="P1" draw:layer="layout" svg:x1="26.6cm" svg:y1="14.5cm" svg:x2="26.6cm" svg:y2="11.2cm">
          <text:p text:style-name="P1">Write enable</text:p>
        </draw:line>
        <draw:line draw:style-name="gr21" draw:text-style-name="P1" draw:layer="layout" svg:x1="24.3cm" svg:y1="15.1cm" svg:x2="32.4cm" svg:y2="15.1cm">
          <text:p/>
        </draw:line>
        <draw:line draw:style-name="gr21" draw:text-style-name="P1" draw:layer="layout" svg:x1="32.4cm" svg:y1="16.9cm" svg:x2="32.4cm" svg:y2="15.1cm">
          <text:p/>
        </draw:line>
        <draw:line draw:style-name="SignalArrows" draw:text-style-name="P1" draw:layer="layout" svg:x1="33.4cm" svg:y1="19.4cm" svg:x2="33.4cm" svg:y2="25.7cm">
          <text:p text:style-name="P1">Is Jump</text:p>
        </draw:line>
        <draw:line draw:style-name="gr20" draw:text-style-name="P1" draw:layer="layout" svg:x1="37.8cm" svg:y1="21.2cm" svg:x2="37.8cm" svg:y2="22.7cm">
          <text:p/>
        </draw:line>
        <draw:line draw:style-name="SignalArrows" draw:text-style-name="P1" draw:layer="layout" svg:x1="37.2cm" svg:y1="19.4cm" svg:x2="37.2cm" svg:y2="22.7cm">
          <text:p text:style-name="P1">Is Test</text:p>
        </draw:line>
        <draw:line draw:style-name="SignalArrows" draw:text-style-name="P1" draw:layer="layout" svg:x1="34.3cm" svg:y1="19.4cm" svg:x2="34.3cm" svg:y2="25.7cm">
          <text:p text:style-name="P1">STOP</text:p>
        </draw:line>
        <draw:line draw:style-name="SignalArrows" draw:text-style-name="P1" draw:layer="layout" svg:x1="27.5cm" svg:y1="25.7cm" svg:x2="27.5cm" svg:y2="23.2cm">
          <text:p text:style-name="P1">Is Exec</text:p>
        </draw:line>
        <draw:line draw:style-name="gr20" draw:text-style-name="P1" draw:layer="layout" svg:x1="19.2cm" svg:y1="24.6cm" svg:x2="19.2cm" svg:y2="23.6cm">
          <text:p/>
        </draw:line>
        <draw:line draw:style-name="gr19" draw:text-style-name="P1" draw:layer="layout" svg:x1="26.2cm" svg:y1="22.5cm" svg:x2="26.2cm" svg:y2="24.6cm">
          <text:p/>
        </draw:line>
        <draw:line draw:style-name="gr19" draw:text-style-name="P1" draw:layer="layout" svg:x1="6.4cm" svg:y1="24.6cm" svg:x2="19.2cm" svg:y2="24.6cm">
          <text:p/>
        </draw:line>
        <draw:line draw:style-name="gr21" draw:text-style-name="P1" draw:layer="layout" svg:x1="26.6cm" svg:y1="14.5cm" svg:x2="29.2cm" svg:y2="14.5cm">
          <text:p/>
        </draw:line>
        <draw:line draw:style-name="gr21" draw:text-style-name="P1" draw:layer="layout" svg:x1="29.2cm" svg:y1="22.8cm" svg:x2="29.2cm" svg:y2="14.5cm">
          <text:p/>
        </draw:line>
        <draw:custom-shape draw:style-name="gr22" draw:text-style-name="P1" draw:layer="layout" svg:width="1cm" svg:height="0.9cm" svg:x="28.7cm" svg:y="22.8cm">
          <text:p/>
          <draw:enhanced-geometry draw:glue-point-type="segments" draw:type="mso-spt100" draw:modifiers="-0.0754884668781347 -179.72321094782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2" draw:text-style-name="P1" draw:layer="layout" svg:width="1cm" svg:height="0.9cm" svg:x="27.3cm" svg:y="22.8cm">
          <text:p/>
          <draw:enhanced-geometry draw:glue-point-type="segments" draw:type="mso-spt100" draw:modifiers="-0.0754884668781347 -179.72321094782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9" draw:text-style-name="P1" draw:layer="layout" svg:x1="26.2cm" svg:y1="22.5cm" svg:x2="27.8cm" svg:y2="22.5cm">
          <text:p/>
        </draw:line>
        <draw:line draw:style-name="gr19" draw:text-style-name="P1" draw:layer="layout" svg:x1="27.8cm" svg:y1="22.8cm" svg:x2="27.8cm" svg:y2="22.5cm">
          <text:p/>
        </draw:line>
        <draw:line draw:style-name="gr20" draw:text-style-name="P1" draw:layer="layout" svg:x1="28.9cm" svg:y1="25cm" svg:x2="28.9cm" svg:y2="23.2cm">
          <text:p/>
        </draw:line>
        <draw:line draw:style-name="gr21" draw:text-style-name="P1" draw:layer="layout" svg:x1="27.5cm" svg:y1="25cm" svg:x2="28.9cm" svg:y2="25cm">
          <text:p/>
        </draw:line>
        <draw:line draw:style-name="SignalOutputLine" draw:text-style-name="P1" draw:layer="layout" svg:x1="35.7cm" svg:y1="19.4cm" svg:x2="35.7cm" svg:y2="24.4cm">
          <text:p text:style-name="P1">RAM WEN</text:p>
        </draw:line>
        <draw:line draw:style-name="SignalOutputLine" draw:text-style-name="P1" draw:layer="layout" svg:x1="35.2cm" svg:y1="19.4cm" svg:x2="35.2cm" svg:y2="23.8cm">
          <text:p text:style-name="P1">Main REG WEN</text:p>
        </draw:line>
        <draw:line draw:style-name="SignalArrows" draw:text-style-name="P1" draw:layer="layout" svg:x1="28.1cm" svg:y1="24.4cm" svg:x2="28.1cm" svg:y2="23.2cm">
          <text:p/>
        </draw:line>
        <draw:line draw:style-name="SignalArrows" draw:text-style-name="P1" draw:layer="layout" svg:x1="29.5cm" svg:y1="23.8cm" svg:x2="29.5cm" svg:y2="23.2cm">
          <text:p/>
        </draw:line>
        <draw:line draw:style-name="gr19" draw:text-style-name="P1" draw:layer="layout" svg:x1="35.2cm" svg:y1="23.8cm" svg:x2="29.5cm" svg:y2="23.8cm">
          <text:p/>
        </draw:line>
        <draw:line draw:style-name="gr19" draw:text-style-name="P1" draw:layer="layout" svg:x1="35.7cm" svg:y1="24.4cm" svg:x2="28.1cm" svg:y2="24.4cm">
          <text:p/>
        </draw:line>
        <draw:line draw:style-name="SignalArrows" draw:text-style-name="P1" draw:layer="layout" svg:x1="32.8cm" svg:y1="19.4cm" svg:x2="32.8cm" svg:y2="25.7cm">
          <text:p text:style-name="P1">Jump Type</text:p>
        </draw:line>
        <draw:frame draw:style-name="gr23" draw:text-style-name="P3" draw:layer="layout" svg:width="2.128cm" svg:height="0.806cm" svg:x="22.172cm" svg:y="18.5cm">
          <draw:text-box>
            <text:p text:style-name="P2"><text:span text:style-name="T1">Tap 2:0</text:span></text:p>
          </draw:text-box>
        </draw:frame>
        <draw:custom-shape draw:style-name="gr22" draw:text-style-name="P1" draw:layer="layout" svg:width="1cm" svg:height="0.9cm" draw:transform="rotate (-3.14159265358979) translate (38cm 23.1cm)">
          <text:p/>
          <draw:enhanced-geometry draw:glue-point-type="segments" draw:type="mso-spt100" draw:modifiers="-0.0754884668781347 -179.72321094782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9" draw:text-style-name="P1" draw:layer="layout" svg:x1="39.1cm" svg:y1="5.6cm" svg:x2="36.6cm" svg:y2="5.6cm">
          <text:p/>
        </draw:line>
        <draw:line draw:style-name="gr19" draw:text-style-name="P1" draw:layer="layout" svg:x1="39.1cm" svg:y1="5.6cm" svg:x2="39.1cm" svg:y2="21.2cm">
          <text:p/>
        </draw:line>
        <draw:line draw:style-name="gr19" draw:text-style-name="P1" draw:layer="layout" svg:x1="37.8cm" svg:y1="21.2cm" svg:x2="39.1cm" svg:y2="21.2cm">
          <text:p/>
        </draw:line>
        <draw:line draw:style-name="gr20" draw:text-style-name="P1" draw:layer="layout" svg:x1="37.5cm" svg:y1="23.1cm" svg:x2="37.5cm" svg:y2="25.7cm">
          <text:p/>
        </draw:line>
        <draw:frame draw:style-name="gr24" draw:layer="layout" svg:width="9.9cm" svg:height="3.35cm" svg:x="15cm" svg:y="1.25cm">
          <draw:text-box>
            <text:p><text:span text:style-name="T2">C88</text:span></text:p>
            <text:p>The 8 address, 8 bit computer.</text:p>
          </draw:text-box>
        </draw:frame>
        <draw:frame draw:style-name="gr25" draw:layer="layout" svg:width="3.851cm" svg:height="0.962cm" svg:x="18.349cm" svg:y="15.2cm">
          <draw:text-box>
            <text:p>8x8Bit RAM</text:p>
          </draw:text-box>
        </draw:frame>
        <draw:custom-shape draw:style-name="gr13" draw:text-style-name="P1" draw:layer="layout" svg:width="7.6cm" svg:height="1.7cm" svg:x="5.6cm" svg:y="7.6cm">
          <text:p text:style-name="P1">Functional Unit </text:p>
          <text:p text:style-name="P1">(Combinational, no clock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1cm" svg:height="0.9cm" svg:x="2.1cm" svg:y="8.4cm">
          <text:p/>
          <draw:enhanced-geometry draw:glue-point-type="segments" draw:type="mso-spt100" draw:modifiers="-0.0754884668781347 -179.72321094782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23" draw:layer="layout" svg:width="3.038cm" svg:height="0.962cm" svg:x="1.062cm" svg:y="8.838cm">
          <draw:text-box>
            <text:p>And gat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 draw:textarea-horizontal-align="left" draw:textarea-vertical-align="middl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gnalArrows" style:family="graphic" style:parent-style-name="standard">
      <style:graphic-properties draw:stroke-dash="Dashed_20__28_var_29__20_4" svg:stroke-color="#000000" draw:marker-end="Arrow" draw:marker-end-width="0.3cm" draw:fill-gradient-name="Gradient_20_2" draw:fill-hatch-name="Hatching_20_1" draw:fill-image-name="Bitmape_20_1" draw:textarea-horizontal-align="left" draw:textarea-vertical-align="bottom"/>
      <style:text-properties fo:font-size="14pt"/>
    </style:style>
    <style:style style:name="SignalOutputLine" style:family="graphic"/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8T13:04:16.529152277</meta:creation-date>
    <dc:date>2015-03-28T15:48:41.557599762</dc:date>
    <meta:editing-duration>PT2H13M49S</meta:editing-duration>
    <meta:editing-cycles>10</meta:editing-cycles>
    <meta:generator>LibreOffice/4.2.7.2$Linux_X86_64 LibreOffice_project/420m0$Build-2</meta:generator>
    <meta:document-statistic meta:object-count="206"/>
  </office:meta>
</office:document-meta>
</file>